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ndstücke:</text:p>
      <text:p text:style-name="Standard"/>
      <text:p text:style-name="Standard">Buch: Dieses Buch besteht nicht aus Papier, sondern ist aus sehr dünnen aber dennoch stabilen und sehr harten metallischen Seiten gemacht, in der die Schrift eingraviert ist. </text:p>
      <text:p text:style-name="Standard">Das Buch ist sehr groß etwa DinA3 und besteht aus annäherend aus tausend Seiten. Die einzelnen Seiten sind sehr dünn, aber auch sehr stabil und fest, was schon sehr erstaunlich ist.</text:p>
      <text:p text:style-name="Standard">Dieses Buch ist definitiv für die Ewigkeit gemacht.</text:p>
      <text:p text:style-name="Standard">Die Schrift ist euch bekannt, scheint aber sehr alt zu sein, so das es mühsam und anstrengend ist die einzelnen Zeichen zu erkennen, zumal sich euch nicht alles auf Anhieb erschließt. Auch die Formulierungen sind alt und schwer verständlich, so das es viel Zeit in Anspruch nehmen wird das Buch vollständig zu entschlüsseln. </text:p>
      <text:p text:style-name="Standard">Aber beim ersten Augenschein scheint es sich um eine Art von Chronik oder Geschichtsschreibung zu handeln, die weit in die Vergangenheit reicht.</text:p>
      <text:p text:style-name="Standard"/>
      <text:p text:style-name="Standard"/>
      <text:p text:style-name="Standard">Tagebuch: Hierbei scheint es sich um ein Tagebuch zu handeln. Es ist in der gleichen Schrift gehalten wie das große metallene Buch. Auch ähneln sich die Formulierungen sehr, so das man davon ausgehen kann, das beide Bücher vom selben Autor stammen.</text:p>
      <text:p text:style-name="Standard">Das Buch ist aus Papier, in einen Ledereinband geschlagen und scheint magisch zu sein, was den bemerkenswerten Zustand erklären würde. </text:p>
      <text:p text:style-name="Standard">Es wird ebenfalls eine Zeit dauern, bis man das Buch entschlüsseln kann und einen Sinn in das Geschreibe bring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7-30T13:14:38</meta:creation-date>
    <dc:date>2006-07-30T17:29:41</dc:date>
    <meta:print-date>2006-07-30T17:29:26</meta:print-date>
    <dc:language>de-DE</dc:language>
    <meta:editing-cycles>5</meta:editing-cycles>
    <meta:editing-duration>PT4H15M3S</meta:editing-duration>
    <meta:user-defined meta:name="Info 1"/>
    <meta:user-defined meta:name="Info 2"/>
    <meta:user-defined meta:name="Info 3"/>
    <meta:user-defined meta:name="Info 4"/>
    <meta:document-statistic meta:table-count="0" meta:image-count="0" meta:object-count="0" meta:page-count="1" meta:paragraph-count="9" meta:word-count="223" meta:character-count="1388"/>
  </office:meta>
</office:document-meta>
</file>